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USIATADO MEDINA, CRISTHIAN DEMETRIO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DEYVI AVALOS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ICA</text:span></text:p>
      <text:p text:style-name="P6"/>
      <text:p text:style-name="P6">Recojo: <text:span text:style-name="T3">CUSIATADO MEDINA, CRISTHIAN DEMETRI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6:45:0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